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6db" officeooo:paragraph-rsid="001f16db"/>
    </style:style>
    <style:style style:name="P2" style:family="paragraph" style:parent-style-name="Standard">
      <style:text-properties officeooo:rsid="001f5e87" officeooo:paragraph-rsid="001f5e87"/>
    </style:style>
    <style:style style:name="P3" style:family="paragraph" style:parent-style-name="Standard">
      <style:text-properties officeooo:rsid="001f5e87" officeooo:paragraph-rsid="00216082"/>
    </style:style>
    <style:style style:name="P4" style:family="paragraph" style:parent-style-name="Standard">
      <style:text-properties officeooo:rsid="001ffd14" officeooo:paragraph-rsid="001ffd14"/>
    </style:style>
    <style:style style:name="P5" style:family="paragraph" style:parent-style-name="Standard">
      <style:text-properties officeooo:rsid="00230afb" officeooo:paragraph-rsid="00230afb"/>
    </style:style>
    <style:style style:name="P6" style:family="paragraph" style:parent-style-name="Standard">
      <style:text-properties officeooo:rsid="0023c726" officeooo:paragraph-rsid="0023c726"/>
    </style:style>
    <style:style style:name="P7" style:family="paragraph" style:parent-style-name="Standard">
      <style:text-properties officeooo:rsid="0024b58b" officeooo:paragraph-rsid="0024b58b"/>
    </style:style>
    <style:style style:name="P8" style:family="paragraph" style:parent-style-name="Standard">
      <style:text-properties officeooo:rsid="001f16db" officeooo:paragraph-rsid="001f16db"/>
    </style:style>
    <style:style style:name="P9" style:family="paragraph" style:parent-style-name="Standard">
      <style:text-properties officeooo:rsid="002662a3" officeooo:paragraph-rsid="002662a3"/>
    </style:style>
    <style:style style:name="T1" style:family="text">
      <style:text-properties officeooo:rsid="001f5e87"/>
    </style:style>
    <style:style style:name="T2" style:family="text">
      <style:text-properties officeooo:rsid="001ffd14"/>
    </style:style>
    <style:style style:name="T3" style:family="text">
      <style:text-properties officeooo:rsid="00216082"/>
    </style:style>
    <style:style style:name="T4" style:family="text">
      <style:text-properties officeooo:rsid="00230afb"/>
    </style:style>
    <style:style style:name="T5" style:family="text">
      <style:text-properties officeooo:rsid="002538dc"/>
    </style:style>
    <style:style style:name="T6" style:family="text">
      <style:text-properties officeooo:rsid="00266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ling Database Ideas:</text:p>
      <text:p text:style-name="P1"/>
      <text:p text:style-name="P9">Put account as a foreign key field in class information <text:span text:style-name="T6">(switch to student class later)</text:span></text:p>
      <text:p text:style-name="P1"/>
      <text:p text:style-name="P4">There are <text:span text:style-name="T4">foreign key </text:span>fields in the <text:span text:style-name="T3">teacher payment</text:span> rates table for both profiles of users <text:span text:style-name="T4">and</text:span> student billing accounts, <text:span text:style-name="T3">and</text:span> one or both can be filled. That way the pay rates can be adjusted for different accounts in accordance with the teacher.</text:p>
      <text:p text:style-name="P4"/>
      <text:p text:style-name="P3">All <text:span text:style-name="T3">teacher payment rate columns</text:span> have <text:span text:style-name="T2">rows</text:span> fo<text:span text:style-name="T2">r</text:span> the <text:span text:style-name="T3">teacher (optional), </text:span>account <text:span text:style-name="T4">(optional)</text:span>, <text:span text:style-name="T5">(possible to require at least one of the two?) </text:span>numeric money value, date created, <text:span text:style-name="T3">and date updated</text:span>. </text:p>
      <text:p text:style-name="P1"/>
      <text:p text:style-name="P1">Each teacher has a standard inside and outside <text:span text:style-name="T3">payment rate column in the table </text:span>with numeric <text:span text:style-name="T1">monetary </text:span>amount<text:span text:style-name="T1">s</text:span>. Run daily checks to make sure <text:span text:style-name="T1">profiles</text:span> with “True” teacher values all have <text:span text:style-name="T1">corresponding columns in the long-term billing rates table.</text:span></text:p>
      <text:p text:style-name="P2"/>
      <text:p text:style-name="P1">Create a model for a billing period with a beginning and ending datetimefield.</text:p>
      <text:p text:style-name="P1"/>
      <text:p text:style-name="P1">Upon creating the billing period object, send signals to create <text:span text:style-name="T3">monthly pay rate objects in another monthly table with </text:span>standard inside and outside <text:span text:style-name="T3">pay</text:span> rates for all teacher fields <text:span text:style-name="T3">as well as account fields </text:span>(values are abstracted so that they are pa<text:span text:style-name="T3">id at the rate</text:span> at the time the class is booked <text:span text:style-name="T3">and do</text:span> not update <text:span text:style-name="T1">later if the pay rates change</text:span>).</text:p>
      <text:p text:style-name="P1"/>
      <text:p text:style-name="P5">The ClassInformation table with have a foreign key link to the payment rate for that month.</text:p>
      <text:p text:style-name="P5"/>
      <text:p text:style-name="P6">The payment type foreign key field linking to the monthly payment objects will be in the ClassInformation (move hours billed from TeacherClass to ClassInformation?)</text:p>
      <text:p text:style-name="P6"/>
      <text:p text:style-name="P7">Another table will create a monthly payment profile for each profile with “True” teacher values with payment for each type of values activated whenever a teacher confirms attendance of a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4:30:41.426343839</meta:creation-date>
    <dc:date>2019-11-06T21:29:50.418671054</dc:date>
    <meta:editing-duration>PT20M5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76" meta:character-count="1661" meta:non-whitespace-character-count="1394"/>
  </office:meta>
</office:document-meta>
</file>